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4cm" fo:margin-bottom="0.199cm"/>
    </style:style>
    <style:style style:name="P2" style:family="paragraph" style:parent-style-name="Standard">
      <style:paragraph-properties fo:margin-top="0.4cm" fo:margin-bottom="0.199cm"/>
    </style:style>
    <style:style style:name="P3" style:family="paragraph" style:parent-style-name="Standard">
      <style:paragraph-properties fo:margin-top="0.4cm" fo:margin-bottom="0.199cm"/>
      <style:text-properties fo:background-color="#ffff00"/>
    </style:style>
    <style:style style:name="P4" style:family="paragraph" style:parent-style-name="Heading_20_1">
      <style:paragraph-properties fo:margin-top="0.4cm" fo:margin-bottom="0.199cm"/>
    </style:style>
    <style:style style:name="P5" style:family="paragraph" style:parent-style-name="titre_5f_resume" style:master-page-name="">
      <style:paragraph-properties fo:margin-top="0.4cm" fo:margin-bottom="0.199cm" style:page-number="auto"/>
    </style:style>
    <style:style style:name="P6" style:family="paragraph" style:parent-style-name="titre_5f_mots_5f_clefs">
      <style:paragraph-properties fo:margin-top="0.4cm" fo:margin-bottom="0.199cm"/>
    </style:style>
    <style:style style:name="P7" style:family="paragraph" style:parent-style-name="liste_20_references">
      <style:paragraph-properties fo:margin-top="0.4cm" fo:margin-bottom="0.199cm"/>
      <style:text-properties fo:background-color="#ffff00"/>
    </style:style>
    <style:style style:name="P8" style:family="paragraph" style:parent-style-name="titre_5f_bibliographie">
      <style:paragraph-properties fo:margin-top="0.4cm" fo:margin-bottom="0.199cm"/>
    </style:style>
    <style:style style:name="P9" style:family="paragraph" style:parent-style-name="texte_5f_resume">
      <style:paragraph-properties fo:margin-top="0.4cm" fo:margin-bottom="0.199cm"/>
    </style:style>
    <style:style style:name="P10" style:family="paragraph" style:parent-style-name="texte_5f_resume">
      <style:paragraph-properties fo:margin-top="0.4cm" fo:margin-bottom="0.199cm"/>
      <style:text-properties fo:background-color="#ffff00"/>
    </style:style>
    <style:style style:name="P11" style:family="paragraph" style:parent-style-name="Text_20_body">
      <style:text-properties fo:background-color="#ffff00"/>
    </style:style>
    <style:style style:name="P12" style:family="paragraph" style:parent-style-name="labo">
      <style:text-properties fo:font-style="normal" style:font-style-asian="normal" style:font-style-complex="normal"/>
    </style:style>
    <style:style style:name="P13" style:family="paragraph" style:parent-style-name="adresse">
      <style:text-properties fo:font-style="normal" style:font-style-asian="normal" style:font-style-complex="normal"/>
    </style:style>
    <style:style style:name="P14" style:family="paragraph" style:parent-style-name="Text_20_body" style:list-style-name="L1"/>
    <style:style style:name="P15" style:family="paragraph" style:parent-style-name="Text_20_body">
      <style:text-properties fo:background-color="transparent"/>
    </style:style>
    <style:style style:name="P16" style:family="paragraph" style:parent-style-name="Text_20_body" style:list-style-name="L1">
      <style:paragraph-properties fo:margin-top="0cm" fo:margin-bottom="0cm"/>
      <style:text-properties fo:background-color="#ffff00"/>
    </style:style>
    <style:style style:name="P17" style:family="paragraph" style:parent-style-name="Text_20_body">
      <style:paragraph-properties fo:margin-top="0.4cm" fo:margin-bottom="0.199cm"/>
    </style:style>
    <style:style style:name="P18" style:family="paragraph" style:parent-style-name="Text_20_body">
      <style:paragraph-properties fo:margin-top="0.4cm" fo:margin-bottom="0.199cm"/>
      <style:text-properties fo:background-color="transparent"/>
    </style:style>
    <style:style style:name="P19" style:family="paragraph" style:parent-style-name="Titre_20_article" style:master-page-name="Standard">
      <style:paragraph-properties style:page-number="auto"/>
    </style:style>
    <style:style style:name="P20" style:family="paragraph" style:parent-style-name="adresse">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normal" style:font-style-asian="normal"/>
    </style:style>
    <style:style style:name="T4" style:family="text">
      <style:text-properties fo:background-color="#ffff00"/>
    </style:style>
    <style:style style:name="T5" style:family="text">
      <style:text-properties fo:background-color="transparent"/>
    </style:style>
    <style:style style:name="T6" style:family="text">
      <style:text-properties fo:background-color="#ff0000"/>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12">LJK, 51 rue des Mathématiques, 38400 Saint Martin d'Hères</text:p>
      <text:p text:style-name="mail"/>
      <text:p text:style-name="auteurs">Romain Cavagna<text:bookmark-start text:name="_Ref20045657"/></text:p>
      <text:p text:style-name="labo">INRIA Rhone-Alpes</text:p>
      <text:p text:style-name="P13">ENSIMAG, 51 avenue Jean Kuntzmann, 38330 Montbonnot Saint Martin</text:p>
      <text:p text:style-name="P13"><text:s/></text:p>
      <text:p text:style-name="auteurs">Joseph Emeras</text:p>
      <text:p text:style-name="labo">INRIA Rhone-Alpes</text:p>
      <text:p text:style-name="P13">ENSIMAG, 51 avenue Jean Kuntzmann, 38330 Montbonnot Saint Martin</text:p>
      <text:p text:style-name="P13"><text:s/></text:p>
      <text:p text:style-name="auteurs">Olivier Richard</text:p>
      <text:p text:style-name="labo">LIG</text:p>
      <text:p text:style-name="P13">ENSIMAG, 51 avenue Jean Kuntzmann, 38330 Montbonnot Saint Martin</text:p>
      <text:p text:style-name="P13"><text:s/><text:bookmark-end text:name="_Ref20045657"/><text:bookmark-start text:name="_Ref20107391"/></text:p>
      <text:section text:style-name="Sect1" text:name="Section1">
        <text:p text:style-name="P5">Résumé</text:p>
        <text:p text:style-name="P9"><text:span text:style-name="T4">Ce document résume les instructions aux auteurs de la conférence JRES 2009. Il est téléchargeable sur le site de JRES : </text:span><text:a xlink:type="simple" xlink:href="http://www.jres.org/"><text:span text:style-name="Internet_20_link"><text:span text:style-name="T4">http://www.jres.org</text:span></text:span></text:a><text:span text:style-name="T4">.</text:span></text:p>
        <text:p text:style-name="P10">Le résumé doit faire de 15 à 20 lignes. Il est écrit en italique, <text:span text:style-name="T3">Times New Roman</text:span>, 10 points. Le titre « Résumé » (ainsi que le titre « Mots-clefs » ci-dessous) est en 12 points, gras.</text:p>
        <text:p text:style-name="P6">Mots clefs</text:p>
        <text:p text:style-name="P3">IPv6, PKI, CMS …</text:p>
        <text:p text:style-name="P2"/>
        <text:h text:style-name="P4" text:outline-level="1">Introduction</text:h>
        <text:p text:style-name="P11">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11">Il s'agit d'un gestionnaire de ressources pour grandes grappes de calcul qui offre une grande polyvalence d'emploi, des fonctionnalités originales et qui a pour ambition de passer facilement à l'échelle. </text:p>
        <text:p text:style-name="P11">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11">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4">Nous présenterons dans l'article un historique des évolutions du logiciel pour mieux comprendre son contexte de développement. </text:span><text:line-break/></text:p>
        <text:h text:style-name="Heading_20_1" text:outline-level="1">Fonctionnalités</text:h>
        <text:p text:style-name="P11">OAR est un gestionnaire de ressources ainsi qu'un <text:span text:style-name="T1">batch scheduler</text:span> pour grandes grappes de calcul. </text:p>
        <text:p text:style-name="P11">Son rôle est donc de planifier et gérer les exécutions des jobs sur les ressources ainsi que de gérer les ressources elles-mêmes. </text:p>
        <text:p text:style-name="P11">Ses fonctionnalités principales sont: </text:p>
        <text:list text:style-name="L1">
          <text:list-item>
            <text:p text:style-name="P16">2 modes de soumission: par script et en mode interactif </text:p>
          </text:list-item>
          <text:list-item>
            <text:p text:style-name="P16">Multi files d'attente avec des priorités différentes pour chaque file </text:p>
          </text:list-item>
          <text:list-item>
            <text:p text:style-name="P16">Règles d’admission : grande souplesse de configuration de l’admission des jobs dans les files d’attente </text:p>
          </text:list-item>
          <text:list-item>
            <text:p text:style-name="P16">Soumission par réservation : job lancé à une date définie à l’avance (<text:span text:style-name="T1">advance reservation</text:span>) </text:p>
          </text:list-item>
          <text:list-item>
            <text:p text:style-name="P16">Dépendances inter-jobs: un job ne démarre que si un ensemble défini auparavant de jobs a pu se terminer avec succès </text:p>
          </text:list-item>
          <text:list-item>
            <text:p text:style-name="P16">Tableaux de jobs: possibilité de soumettre en une seule fois de nombreux jobs aux propriétés similaires dépendants éventuellement de paramètres </text:p>
          </text:list-item>
          <text:list-item>
            <text:p text:style-name="P16">Type de job spécifique best-effort qui permet d’exploiter les ressources inutilisées </text:p>
          </text:list-item>
          <text:list-item>
            <text:p text:style-name="P14"><text:span text:style-name="T4">Fairsharing avec définition de projets : partage intelligent des ressources en fonction du taux d’utilisation par utilisateur et par projet.</text:span><text:line-break/> </text:p>
          </text:list-item>
        </text:list>
        <text:h text:style-name="Heading_20_1" text:outline-level="1">Architecture</text:h>
        <text:p text:style-name="P11">OAR connaît 2 types de composants dans son architecture: un ensemble de modules et une base de données. </text:p>
        <text:p text:style-name="P11">Le point central de l'architecture d'OAR est sa base de données. C'est elle qui contient toute la mémoire et l'état du système. Elle est aussi le centre nerveux des communications entre les différents modules d'OAR qui communiquent donc essentiellement à travers elle. </text:p>
        <text:p text:style-name="P11">C'est cette architecture modulaire qui donne sa souplesse a OAR. Chaque module a été conçu dans un but spécifique (logging, surveillance de l'état des ressources ou des jobs, lancement, exécution ou terminaison des jobs...) et est appelé par un module chef d'orchestre. </text:p>
        <text:p text:style-name="Text_20_body"><text:span text:style-name="T4">Cette approche permet le développement de modules complémentaires écrits dans n’importe quel langage ayant une librairie d’interfaçage avec les bases de données. </text:span><text:line-break/></text:p>
        <text:h text:style-name="Heading_20_1" text:outline-level="1"><text:bookmark text:name="Retours_d.27exp.C3.A9rience"/>Retours d'expérience</text:h>
        <text:h text:style-name="Heading_20_2" text:outline-level="2"><text:bookmark text:name="CIMENT"/>CIMENT</text:h>
        <text:p text:style-name="Text_20_body"><text:span text:style-name="T5">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span></text:p>
        <text:p text:style-name="Text_20_body"><text:span text:style-name="T5">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span></text:p>
        <text:p text:style-name="Text_20_body"><text:soft-page-break/><text:span text:style-name="T5"/></text:p>
        <text:p text:style-name="Text_20_body"><text:span text:style-name="T5">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span></text:p>
        <text:p text:style-name="Text_20_body"><text:span text:style-name="T5">Aujourd'hui, 9 clusters de CIMENT sur 11 sont équipés de OAR, ce qui fait de CIMENT l'un des deux plus gros utilisateurs de ce gestionnaire de ressources (l'autre étant Grid5000, cf chapitre suivant). </text:span><text:span text:style-name="T6">N</text:span><text:span text:style-name="T5"> jobs ont été exécutés via OAR depuis 2006, dont </text:span><text:span text:style-name="T6">N</text:span><text:span text:style-name="T5"> en best-effort (cf 4 et 7.2.).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Text_20_body"><text:span text:style-name="T5">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span></text:p>
        <text:p text:style-name="P15"/>
        <text:h text:style-name="Heading_20_2" text:outline-level="2"><text:bookmark text:name="Grid5000"/>Grid5000</text:h>
        <text:p text:style-name="P11">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11">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11">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Cluster Virtuel de l'UFR IMAG</text:h>
        <text:p text:style-name="P11">Une centaine de PC actifs le jour dans des salles de TP sont utilisables la nuit et le week-end en tant que noeuds de calcul d'une grappe virtuelle démarrée grâce au logiciel Computemode. Les noeuds une fois démarrés, sont gérés par OAR. </text:p>
        <text:h text:style-name="Heading_20_2" text:outline-level="2"><text:bookmark text:name="Autres_usages_connus"/>Autres usages connus</text:h>
        <text:p text:style-name="P11">Aujourd'hui, OAR semble de plus en plus utilisé. On a recensé des installations au Brésil, en Slovaquie, en Chine. Plus proches de nous, citons le BRGM à Orléans.</text:p>
        <text:h text:style-name="Heading_20_1" text:outline-level="1"><text:bookmark text:name="Outils_connexes"/>Outils connexes</text:h>
        <text:h text:style-name="Heading_20_2" text:outline-level="2"><text:bookmark text:name="TakTuk"/>TakTuk</text:h>
        <text:p text:style-name="P11">TaktuK est un "lanceur parallèle" permettant le passage à l'échel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Mais cet outil peut faire bien d'autres choses... </text:p>
        <text:h text:style-name="Heading_20_2" text:outline-level="2"><text:bookmark text:name="CiGri"/>CiGri</text:h>
        <text:p text:style-name="P11">CiGri est un logiciel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text:p>
        <text:h text:style-name="Heading_20_2" text:outline-level="2"><text:bookmark text:name="Oargrid"/>Oargrid</text:h>
        <text:p text:style-name="P11">Oargrid est un outil simple qui permet de soumettre des jobs simultanément sur plusieurs clusters exploités par OAR. Actuellement utilisé uniquement dans grid5000, il va bientôt offrir une API utilisateur REST et nous allons le distribuer dans le même packaging que OAR. </text:p>
        <text:h text:style-name="Heading_20_2" text:outline-level="2"><text:bookmark text:name="ComputeMode"/>ComputeMode</text:h>
        <text:p text:style-name="P11">ComputeMode est un outil qui permet de créer très facilement un cluster virtuel composé de noeuds de calcul diskless (sans disque dur) à partir de PC de bureau se trouvant sur un même LAN. Typiquement, cela permet d'exploiter les PC de bureau <text:soft-page-break/>d'un laboratoire ou les PC de salles de TP à des périodes où ils ne sont pas utilisés par leur utilisateur habituel (la nuit et les week-end par exemple). </text:p>
        <text:p text:style-name="Text_20_body"/>
        <text:h text:style-name="Heading_20_1" text:outline-level="1"><text:bookmark text:name="Perspectives_d.27.C3.A9volution"/>Perspectives d'évolution</text:h>
        <text:p text:style-name="P11">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11"/>
        <text:h text:style-name="Heading_20_1" text:outline-level="1"><text:bookmark text:name="Conclusion"/>Conclusion</text:h>
        <text:p text:style-name="P11">OAR est actuellement un projet actif tant au niveau du developpement (avec le refactoring de la version 3 de OAR) que des partenariats en cours ou futurs. </text:p>
        <text:p text:style-name="P11"/>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4">[1] Laboratoire d'Informatique de Grenoble: </text:span><text:a xlink:type="simple" xlink:href="http://www.lig-lab.fr/"><text:span text:style-name="T4">http://www.lig-lab.fr</text:span></text:a></text:p>
        <text:p text:style-name="P1"><text:span text:style-name="T4">[2] </text:span><text:a xlink:type="simple" xlink:href="https://www.grid5000.fr/"><text:span text:style-name="T4">https://www.grid5000.fr</text:span></text:a><text:span text:style-name="T4"> </text:span></text:p>
        <text:p text:style-name="P1"><text:span text:style-name="T4">[3] </text:span><text:a xlink:type="simple" xlink:href="https://ciment.ujf-grenoble.fr/"><text:span text:style-name="T4">https://ciment.ujf-grenoble.fr</text:span></text:a></text:p>
        <text:p text:style-name="P1"><text:span text:style-name="T4">[4] </text:span><text:a xlink:type="simple" xlink:href="http://www-sop.inria.fr/aci/grid/public/acigrid.htm"><text:span text:style-name="T4">http://www-sop.inria.fr/aci/grid/public/acigrid.htm</text:span></text:a><text:span text:style-name="T4"> </text:span></text:p>
        <text:p text:style-name="P18">[5] http://www.ci-ra.org</text:p>
        <text:p text:style-name="P1"/>
        <text:p text:style-name="P8">Annexe</text:p>
        <text:p text:style-name="P3">Les auteurs ajoutent, si nécessaire, une annexe avec une section non numérotée.</text:p>
        <text:p text:style-name="P8">Bibliographie</text:p>
        <text:list text:style-name="WW8Num34">
          <text:list-item>
            <text:p text:style-name="P7"><text:bookmark-start text:name="_Ref20107241"/>Auteur1 et Auteur2, Un article dans une revue. <text:span text:style-name="T2">Nom de la revue</text:span>, 3(10) : 133-139, Janvier 2001.<text:bookmark-end text:name="_Ref20107241"/></text:p>
          </text:list-item>
          <text:list-item>
            <text:p text:style-name="P7"><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7">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106cm" fo:margin-bottom="0.423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cm" fo:margin-right="0cm" fo:text-indent="0cm" style:auto-text-indent="false"/>
    </style:style>
    <style:style style:name="liste_20_references" style:display-name="liste references" style:family="paragraph" style:parent-style-name="Standard" style:list-style-name="WW8Num34">
      <style:paragraph-properties fo:margin-left="0cm" fo:margin-right="0cm" fo:text-indent="0cm" style:auto-text-indent="false"/>
    </style:style>
    <style:style style:name="liste" style:family="paragraph" style:parent-style-name="Standard" style:list-style-name="WW8Num23">
      <style:paragraph-properties fo:margin-left="0cm" fo:margin-right="0cm" fo:margin-top="0cm" fo:margin-bottom="0.106cm" fo:text-indent="0cm" style:auto-text-indent="false"/>
      <style:text-properties style:font-size-complex="10pt"/>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WW-Légende" style:family="paragraph" style:parent-style-name="Standard" style:next-style-name="Standard">
      <style:paragraph-properties fo:margin-top="0.212cm" fo:margin-bottom="0.212cm" fo:text-align="center" style:justify-single-word="false"/>
      <style:text-properties style:font-size-complex="10pt"/>
    </style:style>
    <style:style style:name="texte_5f_resume" style:display-name="texte_resume"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text:style-name="WW8Num18z1" style:num-format="1" text:display-levels="2">
        <style:list-level-properties text:min-label-width="1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style:num-suffix="." text:bullet-char="-">
        <style:list-level-properties text:min-label-width="0.4cm"/>
        <style:text-properties style:font-name="Arial"/>
      </text:list-level-style-bullet>
      <text:list-level-style-bullet text:level="3" text:style-name="WW8Num15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4cm"/>
        <style:text-properties style:font-name="Arial"/>
      </text:list-level-style-bullet>
      <text:list-level-style-bullet text:level="2" text:style-name="WW8Num23z0" style:num-suffix="." text:bullet-char="-">
        <style:list-level-properties text:min-label-width="0.4cm"/>
        <style:text-properties style:font-name="Arial"/>
      </text:list-level-style-bullet>
      <text:list-level-style-bullet text:level="3" text:style-name="WW8Num23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style:num-suffix="." text:bullet-char="-">
        <style:list-level-properties text:min-label-width="0.4cm"/>
        <style:text-properties style:font-name="Arial"/>
      </text:list-level-style-bullet>
      <text:list-level-style-bullet text:level="3" text:style-name="WW8Num30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style:num-suffix="." text:bullet-char="-">
        <style:list-level-properties text:min-label-width="0.4cm"/>
        <style:text-properties style:font-name="Arial"/>
      </text:list-level-style-bullet>
      <text:list-level-style-bullet text:level="3" text:style-name="WW8Num36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style:num-suffix="." text:bullet-char="-">
        <style:list-level-properties text:min-label-width="0.4cm"/>
        <style:text-properties style:font-name="Arial"/>
      </text:list-level-style-bullet>
      <text:list-level-style-bullet text:level="3" text:style-name="WW8Num37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3cm" fo:margin-left="1.7cm" fo:margin-right="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3-20T13:20:47</meta:creation-date>
    <dc:date>2009-10-12T17:07:25</dc:date>
    <meta:editing-cycles>42</meta:editing-cycles>
    <meta:editing-duration>PT2H25M14S</meta:editing-duration>
    <meta:user-defined meta:name="Info 1"/>
    <meta:user-defined meta:name="Info 2"/>
    <meta:user-defined meta:name="Info 3"/>
    <meta:user-defined meta:name="Info 4"/>
    <meta:document-statistic meta:table-count="0" meta:image-count="0" meta:object-count="0" meta:page-count="4" meta:paragraph-count="85" meta:word-count="1865" meta:character-count="12102"/>
  </office:meta>
</office:document-meta>
</file>